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 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break-before="page"/>
      <style:text-properties style:font-name="Noto Sans 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paragraph-properties fo:break-before="page"/>
      <style:text-properties style:font-name="Noto Sans Mono" fo:font-size="9pt" fo:language="zxx" fo:country="none" style:font-size-asian="9pt" style:language-asian="zxx" style:country-asian="none" style:font-size-complex="9pt" style:language-complex="zxx" style:country-complex="none"/>
    </style:style>
    <style:style style:name="P4" style:family="paragraph" style:parent-style-name="Standard">
      <style:text-properties style:font-name="Noto Sans Mono" fo:font-size="9pt" fo:language="zxx" fo:country="none" style:font-size-asian="9pt" style:language-asian="zxx" style:country-asian="none" style:font-size-complex="9pt" style:language-complex="zxx" style:country-complex="none"/>
    </style:style>
    <style:style style:name="P5" style:family="paragraph" style:parent-style-name="Standard">
      <style:text-properties style:font-name="Noto Sans Mono" fo:font-size="9pt" fo:language="zxx" fo:country="none" officeooo:paragraph-rsid="0010fb2c" style:font-size-asian="9pt" style:language-asian="zxx" style:country-asian="none" style:font-size-complex="9pt" style:language-complex="zxx" style:country-complex="none"/>
    </style:style>
    <style:style style:name="P6" style:family="paragraph" style:parent-style-name="Standard">
      <style:text-properties style:font-name="Noto Sans Mono" fo:font-size="9pt" fo:language="zxx" fo:country="none" officeooo:paragraph-rsid="0011c325" style:font-size-asian="9pt" style:language-asian="zxx" style:country-asian="none" style:font-size-complex="9pt" style:language-complex="zxx" style:country-complex="none"/>
    </style:style>
    <style:style style:name="P7" style:family="paragraph" style:parent-style-name="Standard">
      <style:paragraph-properties fo:break-before="page"/>
      <style:text-properties style:font-name="Noto Sans Mono" fo:font-size="7pt" fo:language="zxx" fo:country="none" officeooo:paragraph-rsid="0011c325" style:font-size-asian="7pt" style:language-asian="zxx" style:country-asian="none" style:font-size-complex="7pt" style:language-complex="zxx" style:country-complex="none"/>
    </style:style>
    <style:style style:name="P8" style:family="paragraph" style:parent-style-name="Standard">
      <style:text-properties style:font-name="Noto Sans Mono" fo:font-size="7pt" fo:language="zxx" fo:country="none" officeooo:paragraph-rsid="0011c325" style:font-size-asian="7pt" style:language-asian="zxx" style:country-asian="none" style:font-size-complex="7pt" style:language-complex="zxx" style:country-complex="none"/>
    </style:style>
    <style:style style:name="P9" style:family="paragraph" style:parent-style-name="Standard">
      <style:paragraph-properties fo:break-before="page"/>
      <style:text-properties style:font-name="Noto Sans Mono" fo:font-size="8pt" fo:language="zxx" fo:country="none" officeooo:paragraph-rsid="0011c325" style:font-size-asian="8pt" style:language-asian="zxx" style:country-asian="none" style:font-size-complex="8pt" style:language-complex="zxx" style:country-complex="none"/>
    </style:style>
    <style:style style:name="P10" style:family="paragraph" style:parent-style-name="Standard">
      <style:text-properties style:font-name="Noto Sans Mono" fo:font-size="8pt" fo:language="zxx" fo:country="none" officeooo:paragraph-rsid="0011c325" style:font-size-asian="8pt" style:language-asian="zxx" style:country-asian="none" style:font-size-complex="8pt" style:language-complex="zxx" style:country-complex="none"/>
    </style:style>
    <style:style style:name="P11" style:family="paragraph" style:parent-style-name="Standard">
      <style:text-properties style:font-name="Noto Sans Mono" fo:font-size="8pt" fo:language="zxx" fo:country="none" officeooo:paragraph-rsid="00121735" style:font-size-asian="8pt" style:language-asian="zxx" style:country-asian="none" style:font-size-complex="8pt" style:language-complex="zxx" style:country-complex="none"/>
    </style:style>
    <style:style style:name="P12" style:family="paragraph" style:parent-style-name="Standard">
      <style:text-properties style:font-name="Noto Sans Mono" fo:font-size="10pt" fo:language="zxx" fo:country="none" officeooo:paragraph-rsid="0012a601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Noto Sans Mono" fo:font-size="10pt" fo:language="zxx" fo:country="none" officeooo:paragraph-rsid="00137906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011c325"/>
    </style:style>
    <style:style style:name="T2" style:family="text">
      <style:text-properties officeooo:rsid="001217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tdio.h&gt;</text:p>
      <text:p text:style-name="P1">#include &lt;sys/socket.h&gt;</text:p>
      <text:p text:style-name="P1">#include &lt;netinet/in.h&gt;</text:p>
      <text:p text:style-name="P1">#include &lt;arpa/inet.h&gt;</text:p>
      <text:p text:style-name="P1">#include &lt;unistd.h&gt;</text:p>
      <text:p text:style-name="P1">#include &lt;string.h&gt;</text:p>
      <text:p text:style-name="P1">#define BUFFERSIZE 1024</text:p>
      <text:p text:style-name="P1">void main(){</text:p>
      <text:p text:style-name="P1"><text:tab/>int client , newsocket;</text:p>
      <text:p text:style-name="P1"><text:tab/>char buffer[BUFFERSIZE];</text:p>
      <text:p text:style-name="P1"><text:tab/>struct sockaddr_in serv_addr;</text:p>
      <text:p text:style-name="P1"><text:tab/>struct sockaddr_storage store;</text:p>
      <text:p text:style-name="P1"><text:tab/>socklen_t addr_size;</text:p>
      <text:p text:style-name="P1"><text:tab/>client = socket(AF_INET,SOCK_STREAM,0);</text:p>
      <text:p text:style-name="P1"><text:tab/>serv_addr.sin_family = AF_INET;</text:p>
      <text:p text:style-name="P1"><text:s text:c="7"/><text:tab/>serv_addr.sin_port = htons(6266);</text:p>
      <text:p text:style-name="P1"><text:tab/>serv_addr.sin_addr.s_addr = inet_addr("127.0.0.1");</text:p>
      <text:p text:style-name="P1"><text:tab/>connect(client,(struct sockaddr *)&amp;serv_addr ,sizeof(serv_addr));</text:p>
      <text:p text:style-name="P1"><text:tab/>strcpy(buffer , "Hi,Server\n");</text:p>
      <text:p text:style-name="P1"><text:tab/>send(client , buffer , 11 , 0);</text:p>
      <text:p text:style-name="P1"><text:tab/>recv(client , buffer , BUFFERSIZE , 0);</text:p>
      <text:p text:style-name="P1"><text:tab/>printf("[recieved]\t%s\n",buffer);</text:p>
      <text:p text:style-name="P1"><text:tab/>close(client);</text:p>
      <text:p text:style-name="P1">}</text:p>
      <text:p text:style-name="P1"/>
      <text:p text:style-name="P1"/>
      <text:p text:style-name="P1"/>
      <text:p text:style-name="P1"/>
      <text:p text:style-name="P2">#include &lt;stdio.h&gt;</text:p>
      <text:p text:style-name="P1">#include &lt;string.h&gt;</text:p>
      <text:p text:style-name="P1">#include &lt;sys/socket.h&gt;</text:p>
      <text:p text:style-name="P1">#include &lt;netinet/in.h&gt;</text:p>
      <text:p text:style-name="P1">#include &lt;arpa/inet.h&gt;</text:p>
      <text:p text:style-name="P1">#include &lt;unistd.h&gt;</text:p>
      <text:p text:style-name="P1">#define BUFFERSIZE 1024</text:p>
      <text:p text:style-name="P1">void main(){</text:p>
      <text:p text:style-name="P1"><text:tab/>int server , newsocket;</text:p>
      <text:p text:style-name="P1"><text:tab/>char buffer[BUFFERSIZE];</text:p>
      <text:p text:style-name="P1"><text:tab/>struct sockaddr_in serv_addr;</text:p>
      <text:p text:style-name="P1"><text:tab/>struct sockaddr_storage store;</text:p>
      <text:p text:style-name="P1"><text:tab/>socklen_t addr_size;</text:p>
      <text:p text:style-name="P1"><text:tab/>server = socket(AF_INET,SOCK_STREAM,0);</text:p>
      <text:p text:style-name="P1"><text:tab/>serv_addr.sin_family = AF_INET;</text:p>
      <text:p text:style-name="P1"><text:s text:c="7"/><text:tab/>serv_addr.sin_port = htons(6266);</text:p>
      <text:p text:style-name="P1"><text:tab/>serv_addr.sin_addr.s_addr = inet_addr("127.0.0.1");</text:p>
      <text:p text:style-name="P1"><text:tab/>bind(server,(struct sockaddr*)&amp;serv_addr,sizeof(serv_addr));</text:p>
      <text:p text:style-name="P1"><text:tab/>if(listen(server,5) == 0){</text:p>
      <text:p text:style-name="P1"><text:tab/><text:tab/>printf("[info]\tlistening to connections...\n");</text:p>
      <text:p text:style-name="P1"><text:tab/>}else{</text:p>
      <text:p text:style-name="P1"><text:tab/><text:tab/>printf("[error]\tunable to listen \n");</text:p>
      <text:p text:style-name="P1"><text:tab/>}</text:p>
      <text:p text:style-name="P1"><text:tab/>newsocket = accept(server , (struct sockaddr*)&amp;store ,&amp;addr_size);</text:p>
      <text:p text:style-name="P1"><text:tab/>recv(newsocket , buffer <text:s/>, BUFFERSIZE,0);</text:p>
      <text:p text:style-name="P1"><text:tab/>printf("[recieved]\t%s\n",buffer);</text:p>
      <text:p text:style-name="P1"><text:tab/>strcpy(buffer,"Hi,Client\n");</text:p>
      <text:p text:style-name="P1"><text:tab/>printf("[info]\tSending data to client\n");</text:p>
      <text:p text:style-name="P1"><text:tab/>send(newsocket,buffer,11,0);</text:p>
      <text:p text:style-name="P1"><text:tab/>close(newsocket);</text:p>
      <text:p text:style-name="P1"><text:tab/>close(server);</text:p>
      <text:p text:style-name="P1"><text:tab/>return;</text:p>
      <text:p text:style-name="P1">}</text:p>
      <text:p text:style-name="P1"/>
      <text:p text:style-name="P1"/>
      <text:p text:style-name="P12">❯ ./server<text:tab/><text:tab/><text:tab/><text:tab/><text:tab/><text:tab/><text:tab/>❯ ./client</text:p>
      <text:p text:style-name="P12">[info]<text:tab/>listening to connections...<text:tab/><text:tab/>[recieved]<text:tab/>Hi,Client</text:p>
      <text:p text:style-name="P1">[recieved]<text:tab/>Hi,Server</text:p>
      <text:p text:style-name="P1"/>
      <text:p text:style-name="P1">[info]<text:tab/>Sending data to client<text:line-break/><text:line-break/></text:p>
      <text:p text:style-name="P2">#include &lt;stdio.h&gt;</text:p>
      <text:p text:style-name="P1">#include &lt;string.h&gt;</text:p>
      <text:p text:style-name="P1">#include &lt;stdlib.h&gt;</text:p>
      <text:p text:style-name="P1">#include &lt;sys/socket.h&gt;</text:p>
      <text:p text:style-name="P1">#include &lt;netinet/in.h&gt;</text:p>
      <text:p text:style-name="P1">#include &lt;arpa/inet.h&gt;</text:p>
      <text:p text:style-name="P1">#include &lt;unistd.h&gt;</text:p>
      <text:p text:style-name="P1">#define BUFFERSIZE 1024</text:p>
      <text:p text:style-name="P1"/>
      <text:p text:style-name="P1">void main(){</text:p>
      <text:p text:style-name="P1"><text:tab/>int server;</text:p>
      <text:p text:style-name="P1"><text:tab/>char cli_msg[BUFFERSIZE] , serv_msg[BUFFERSIZE];</text:p>
      <text:p text:style-name="P1"><text:tab/>struct sockaddr_in serv_addr,client_addr;</text:p>
      <text:p text:style-name="P1"><text:tab/>int client_struct_length = sizeof(serv_addr);</text:p>
      <text:p text:style-name="P1"><text:tab/>struct sockaddr_storage store;</text:p>
      <text:p text:style-name="P1"><text:tab/>socklen_t addr_size;</text:p>
      <text:p text:style-name="P1"><text:tab/>server = socket(AF_INET,SOCK_DGRAM,IPPROTO_UDP);</text:p>
      <text:p text:style-name="P1"><text:tab/>serv_addr.sin_family = AF_INET;</text:p>
      <text:p text:style-name="P1"><text:s text:c="4"/><text:tab/>serv_addr.sin_port = htons(6265);</text:p>
      <text:p text:style-name="P1"><text:tab/>serv_addr.sin_addr.s_addr = inet_addr("127.0.0.1");<text:tab/></text:p>
      <text:p text:style-name="P1"><text:tab/>strcpy(cli_msg , "Hello");</text:p>
      <text:p text:style-name="P1"><text:tab/>int sentstatus = sendto(server,cli_msg,sizeof(cli_msg),0,(struct sockaddr <text:tab/><text:tab/><text:tab/>*)&amp;serv_addr,client_struct_length);</text:p>
      <text:p text:style-name="P1"><text:tab/>if(sentstatus &lt; 0){</text:p>
      <text:p text:style-name="P1"><text:tab/><text:tab/>printf("[debug] %d\n",sentstatus);</text:p>
      <text:p text:style-name="P1"><text:tab/><text:tab/>printf("[error] can't send \n");</text:p>
      <text:p text:style-name="P1"><text:tab/><text:tab/>exit(-1);</text:p>
      <text:p text:style-name="P1"><text:tab/>}else{</text:p>
      <text:p text:style-name="P1"><text:tab/><text:tab/>printf("[info] Message sent\n");</text:p>
      <text:p text:style-name="P1"><text:tab/><text:tab/>printf("[debug] %d\n",sentstatus);</text:p>
      <text:p text:style-name="P1"><text:tab/>}</text:p>
      <text:p text:style-name="P1"><text:tab/>int recvstat = recvfrom(server,serv_msg,sizeof(serv_msg),0,(struct <text:tab/><text:tab/><text:tab/>sockaddr *)&amp;serv_addr,&amp;client_struct_length);</text:p>
      <text:p text:style-name="P1"><text:tab/>printf("[debug] %d\n",recvstat);</text:p>
      <text:p text:style-name="P1"><text:tab/>if(recvstat &lt; 0){</text:p>
      <text:p text:style-name="P1"><text:tab/><text:tab/>printf("[error] can't recieve \n");</text:p>
      <text:p text:style-name="P1"><text:tab/><text:tab/>exit(-1);</text:p>
      <text:p text:style-name="P1"><text:tab/>}else{</text:p>
      <text:p text:style-name="P1"><text:tab/><text:tab/>printf("[recieved] %s\n",serv_msg);</text:p>
      <text:p text:style-name="P1"><text:tab/>}</text:p>
      <text:p text:style-name="P1"><text:tab/>close(server);</text:p>
      <text:p text:style-name="P1"><text:tab/>return;</text:p>
      <text:p text:style-name="P1">}</text:p>
      <text:p text:style-name="P2">#include &lt;stdio.h&gt;</text:p>
      <text:p text:style-name="P1">#include &lt;string.h&gt;</text:p>
      <text:p text:style-name="P1">#include &lt;stdlib.h&gt;</text:p>
      <text:p text:style-name="P1">#include &lt;sys/socket.h&gt;</text:p>
      <text:p text:style-name="P1">#include &lt;netinet/in.h&gt;</text:p>
      <text:p text:style-name="P1">#include &lt;arpa/inet.h&gt;</text:p>
      <text:p text:style-name="P1">#include &lt;unistd.h&gt;</text:p>
      <text:p text:style-name="P1">#define BUFFERSIZE 1024</text:p>
      <text:p text:style-name="P1"/>
      <text:p text:style-name="P1">void main(){</text:p>
      <text:p text:style-name="P1"><text:tab/>int server;</text:p>
      <text:p text:style-name="P1"><text:tab/>char cli_msg[BUFFERSIZE] , serv_msg[BUFFERSIZE];</text:p>
      <text:p text:style-name="P1"><text:tab/>struct sockaddr_in serv_addr,client_addr;</text:p>
      <text:p text:style-name="P1"><text:tab/>int client_struct_length = sizeof(client_addr);</text:p>
      <text:p text:style-name="P1"><text:tab/>struct sockaddr_storage store;</text:p>
      <text:p text:style-name="P1"><text:tab/>socklen_t addr_size;</text:p>
      <text:p text:style-name="P1"><text:tab/>printf("[breakpoint 1]\n");</text:p>
      <text:p text:style-name="P1"><text:tab/>server = socket(AF_INET,SOCK_DGRAM,IPPROTO_UDP);<text:tab/></text:p>
      <text:p text:style-name="P1"><text:tab/>printf("[breakpoint 2]\n");</text:p>
      <text:p text:style-name="P1"><text:tab/>serv_addr.sin_family = AF_INET;</text:p>
      <text:p text:style-name="P1"><text:s text:c="5"/><text:tab/>serv_addr.sin_port = htons(6265);</text:p>
      <text:p text:style-name="P1"><text:tab/>serv_addr.sin_addr.s_addr = inet_addr("127.0.0.1");</text:p>
      <text:p text:style-name="P1"><text:tab/>int binded = bind(server,(struct sockaddr*)&amp;serv_addr,sizeof(serv_addr));<text:tab/></text:p>
      <text:p text:style-name="P1"><text:tab/>if(binded &lt; 0){</text:p>
      <text:p text:style-name="P1"><text:tab/><text:tab/>printf("[err] cannot bind\n");</text:p>
      <text:p text:style-name="P1"><text:tab/>}else{</text:p>
      <text:p text:style-name="P1"><text:tab/><text:tab/>printf("[info] binded\n");</text:p>
      <text:p text:style-name="P1"><text:tab/>}<text:tab/></text:p>
      <text:p text:style-name="P1"><text:tab/>if(recvfrom(server,cli_msg,sizeof(cli_msg),0,(struct sockaddr *<text:tab/><text:tab/><text:tab/><text:tab/>)&amp;client_addr,&amp;client_struct_length)&lt;0){</text:p>
      <text:p text:style-name="P1"><text:tab/><text:tab/>printf("[error] can't recieve \n");</text:p>
      <text:p text:style-name="P1"><text:tab/><text:tab/>exit(-1);</text:p>
      <text:p text:style-name="P1"><text:tab/>}</text:p>
      <text:p text:style-name="P1"><text:tab/>printf("[recieved] %s\n",cli_msg);</text:p>
      <text:p text:style-name="P1"><text:tab/>strcpy(serv_msg , cli_msg);</text:p>
      <text:p text:style-name="P1"><text:tab/>if(sendto(server,serv_msg,sizeof(cli_msg),0,(struct sockaddr <text:tab/><text:tab/><text:tab/><text:tab/><text:tab/>*)&amp;client_addr,client_struct_length)&lt;0){</text:p>
      <text:p text:style-name="P1"><text:tab/><text:tab/>printf("[error] can't send \n");</text:p>
      <text:p text:style-name="P1"><text:tab/><text:tab/>exit(-1);</text:p>
      <text:p text:style-name="P1"><text:tab/>}</text:p>
      <text:p text:style-name="P1"><text:tab/>printf("[info] Message sent\n");</text:p>
      <text:p text:style-name="P1"><text:tab/>close(server);</text:p>
      <text:p text:style-name="P1"><text:tab/>return;</text:p>
      <text:p text:style-name="P1">}</text:p>
      <text:p text:style-name="P1"/>
      <text:p text:style-name="P13">❯ ./server<text:tab/><text:tab/><text:tab/><text:tab/>❯ ./client</text:p>
      <text:p text:style-name="P13">[info] binded<text:tab/><text:tab/><text:tab/>[info] Message sent</text:p>
      <text:p text:style-name="P13">[recieved] Hello<text:tab/><text:tab/><text:tab/>[recieved] Hello</text:p>
      <text:p text:style-name="P1">[info] Message sent</text:p>
      <text:p text:style-name="P1"/>
      <text:p text:style-name="P1"/>
      <text:p text:style-name="P1"/>
      <text:p text:style-name="P3">#include &lt;stdio.h&gt;</text:p>
      <text:p text:style-name="P4">#include &lt;stdlib.h&gt;</text:p>
      <text:p text:style-name="P4">#include &lt;unistd.h&gt;</text:p>
      <text:p text:style-name="P4">#include &lt;string.h&gt;</text:p>
      <text:p text:style-name="P4">#include &lt;netinet/in.h&gt;</text:p>
      <text:p text:style-name="P4">#include &lt;arpa/inet.h&gt;</text:p>
      <text:p text:style-name="P4">#include &lt;sys/socket.h&gt;</text:p>
      <text:p text:style-name="P4">#define WINDOW_SIZE 5</text:p>
      <text:p text:style-name="P4">#define BUFFER_SIZE 1024</text:p>
      <text:p text:style-name="P4">int main(){</text:p>
      <text:p text:style-name="P4"><text:tab/>int server , client , k=WINDOW_SIZE, m=0 , p;</text:p>
      <text:p text:style-name="P4"><text:tab/>char buffer[BUFFER_SIZE];</text:p>
      <text:p text:style-name="P4"><text:tab/>struct sockaddr_in server_addr,store;</text:p>
      <text:p text:style-name="P4"><text:tab/>socklen_t addr_size = sizeof(server_addr);</text:p>
      <text:p text:style-name="P4"><text:tab/>server = socket(AF_INET,SOCK_STREAM,0);</text:p>
      <text:p text:style-name="P4"><text:tab/>server_addr.sin_family = AF_INET;</text:p>
      <text:p text:style-name="P4"><text:tab/>server_addr.sin_port = htons(5600);</text:p>
      <text:p text:style-name="P4"><text:tab/>server_addr.sin_addr.s_addr=inet_addr("127.0.0.1");</text:p>
      <text:p text:style-name="P4"><text:tab/>memset(server_addr.sin_zero,'\0',sizeof(server_addr.sin_zero));</text:p>
      <text:p text:style-name="P4"><text:tab/>bind(server , (struct sockaddr*)&amp;server_addr ,sizeof(server_addr));</text:p>
      <text:p text:style-name="P4"><text:tab/>if((listen(server,5) == 0))</text:p>
      <text:p text:style-name="P4"><text:tab/><text:tab/>printf("[info] listening...\n");</text:p>
      <text:p text:style-name="P4"><text:tab/>client = accept(server , (struct sockaddr*)&amp;store , &amp;addr_size);</text:p>
      <text:p text:style-name="P4"><text:tab/>if(client != -1)</text:p>
      <text:p text:style-name="P5"><text:tab/><text:tab/>printf("[info] client is accepted\n");</text:p>
      <text:p text:style-name="P4"><text:tab/>while(k != 0){</text:p>
      <text:p text:style-name="P4"><text:tab/><text:tab/>printf("[info] Waiting for frame %d\n",m);</text:p>
      <text:p text:style-name="P4"><text:tab/><text:tab/>int recv_stat = -1;</text:p>
      <text:p text:style-name="P4"><text:tab/><text:tab/>recv_stat = recv(client , buffer , BUFFER_SIZE , 0 );</text:p>
      <text:p text:style-name="P4"><text:tab/><text:tab/>if(strncmp(buffer,"frame" , 5) == 0){</text:p>
      <text:p text:style-name="P4"><text:tab/><text:tab/><text:tab/>char atoi_buff[2];</text:p>
      <text:p text:style-name="P4"><text:tab/><text:tab/><text:tab/>atoi_buff[0] = buffer[6];</text:p>
      <text:p text:style-name="P4"><text:tab/><text:tab/><text:tab/>atoi_buff[1] = '\0';</text:p>
      <text:p text:style-name="P4"><text:tab/><text:tab/><text:tab/>if( atoi(atoi_buff) == m ){</text:p>
      <text:p text:style-name="P4"><text:tab/><text:tab/><text:tab/><text:tab/>printf("[recv] Frame %c\n",buffer[6]);</text:p>
      <text:p text:style-name="P4"><text:tab/><text:tab/><text:tab/><text:tab/>strcpy(buffer, "ACK x");</text:p>
      <text:p text:style-name="P4"><text:tab/><text:tab/><text:tab/><text:tab/>buffer[4] = ((char)m+1 + '0');</text:p>
      <text:p text:style-name="P4"><text:tab/><text:tab/><text:tab/><text:tab/>sleep(1);</text:p>
      <text:p text:style-name="P4"><text:tab/><text:tab/><text:tab/><text:tab/>int sent_stat = -1;</text:p>
      <text:p text:style-name="P4"><text:tab/><text:tab/><text:tab/><text:tab/>sent_stat = send(client,buffer,6,0);</text:p>
      <text:p text:style-name="P4"><text:tab/><text:tab/><text:tab/><text:tab/>if( sent_stat == -1){</text:p>
      <text:p text:style-name="P4"><text:tab/><text:tab/><text:tab/><text:tab/><text:tab/>printf("[error] Cannot send ACK : %s\n",buffer);</text:p>
      <text:p text:style-name="P4"><text:tab/><text:tab/><text:tab/><text:tab/><text:tab/>exit(-3);</text:p>
      <text:p text:style-name="P4"><text:tab/><text:tab/><text:tab/><text:tab/>}</text:p>
      <text:p text:style-name="P4"><text:tab/><text:tab/><text:tab/><text:tab/>m++;</text:p>
      <text:p text:style-name="P4"><text:tab/><text:tab/><text:tab/><text:tab/>k--;</text:p>
      <text:p text:style-name="P4"><text:tab/><text:tab/><text:tab/>}else{</text:p>
      <text:p text:style-name="P4"><text:tab/><text:tab/><text:tab/><text:tab/>printf("[recv] Expected %d but got %s discarding ...\<text:tab/><text:tab/><text:tab/><text:tab/><text:tab/><text:tab/><text:tab/>n",m,buffer);</text:p>
      <text:p text:style-name="P4"><text:tab/><text:tab/><text:tab/>}</text:p>
      <text:p text:style-name="P4"><text:tab/><text:tab/>}else{</text:p>
      <text:p text:style-name="P4"><text:tab/><text:tab/><text:tab/>printf("[recv] Not a frame \n");</text:p>
      <text:p text:style-name="P4"><text:tab/><text:tab/>}</text:p>
      <text:p text:style-name="P4"><text:tab/>}</text:p>
      <text:p text:style-name="P4"><text:tab/>close(client);</text:p>
      <text:p text:style-name="P4"><text:tab/>close(server);</text:p>
      <text:p text:style-name="P4">}</text:p>
      <text:p text:style-name="P3">#include &lt;stdio.h&gt;</text:p>
      <text:p text:style-name="P4">#include &lt;stdlib.h&gt;</text:p>
      <text:p text:style-name="P4">#include &lt;unistd.h&gt;</text:p>
      <text:p text:style-name="P4">#include &lt;string.h&gt;</text:p>
      <text:p text:style-name="P4">#include &lt;netinet/in.h&gt;</text:p>
      <text:p text:style-name="P4">#include &lt;arpa/inet.h&gt;</text:p>
      <text:p text:style-name="P4">#include &lt;sys/socket.h&gt;</text:p>
      <text:p text:style-name="P4">#define WINDOW_SIZE 5</text:p>
      <text:p text:style-name="P4">#define BUFFER_SIZE 1024</text:p>
      <text:p text:style-name="P4">int main(){</text:p>
      <text:p text:style-name="P4"><text:tab/>int client , k=WINDOW_SIZE , m = 0;</text:p>
      <text:p text:style-name="P4"><text:tab/>char buffer[1024] , ack_number_buffer[2];</text:p>
      <text:p text:style-name="P4"><text:tab/>ack_number_buffer[0] = '0';</text:p>
      <text:p text:style-name="P4"><text:tab/>ack_number_buffer[1] = '\0';</text:p>
      <text:p text:style-name="P4"><text:tab/>struct sockaddr_in server_addr;</text:p>
      <text:p text:style-name="P4"><text:tab/>socklen_t addr_size = sizeof(server_addr);</text:p>
      <text:p text:style-name="P4"><text:tab/>client = socket(AF_INET , SOCK_STREAM , 0);</text:p>
      <text:p text:style-name="P4"><text:tab/>server_addr.sin_family = AF_INET;</text:p>
      <text:p text:style-name="P4"><text:tab/>server_addr.sin_port = htons(5600);</text:p>
      <text:p text:style-name="P4"><text:tab/>server_addr.sin_addr.s_addr = inet_addr("127.0.0.1");</text:p>
      <text:p text:style-name="P4"><text:tab/>memset(server_addr.sin_zero,'\0',sizeof(server_addr.sin_zero));</text:p>
      <text:p text:style-name="P4"><text:tab/>int conn_stat = connect(client , (struct sockaddr*)&amp;server_addr , addr_size);</text:p>
      <text:p text:style-name="P4"><text:tab/>while(k != 0){</text:p>
      <text:p text:style-name="P4"><text:tab/><text:tab/>if(m&lt;=WINDOW_SIZE){</text:p>
      <text:p text:style-name="P4"><text:tab/><text:tab/><text:tab/>if(atoi(ack_number_buffer) == m){</text:p>
      <text:p text:style-name="P4"><text:tab/><text:tab/><text:tab/><text:tab/>strcpy(buffer , "frame x");</text:p>
      <text:p text:style-name="P4"><text:tab/><text:tab/><text:tab/><text:tab/>buffer[6] = ((char)m + '0');</text:p>
      <text:p text:style-name="P4"><text:tab/><text:tab/><text:tab/><text:tab/>int send_stat = -1;</text:p>
      <text:p text:style-name="P4"><text:tab/><text:tab/><text:tab/><text:tab/>send_stat = send(client,buffer,8,0);</text:p>
      <text:p text:style-name="P4"><text:tab/><text:tab/><text:tab/><text:tab/>if(send_stat != -1)</text:p>
      <text:p text:style-name="P4"><text:tab/><text:tab/><text:tab/><text:tab/> <text:s text:c="3"/>printf("[send] %s\n",buffer);</text:p>
      <text:p text:style-name="P4"><text:tab/><text:tab/><text:tab/><text:tab/>int recv_stat = -1;</text:p>
      <text:p text:style-name="P4"><text:tab/><text:tab/><text:tab/><text:tab/>recv_stat = recv(client,buffer,BUFFER_SIZE,0);</text:p>
      <text:p text:style-name="P4"><text:tab/><text:tab/><text:tab/><text:tab/>char atoi_buff[2];</text:p>
      <text:p text:style-name="P4"><text:tab/><text:tab/><text:tab/><text:tab/>atoi_buff[0] = buffer[4];</text:p>
      <text:p text:style-name="P4"><text:tab/><text:tab/><text:tab/><text:tab/>atoi_buff[1] = '\0';</text:p>
      <text:p text:style-name="P4"><text:tab/><text:tab/><text:tab/><text:tab/>printf("[recv] recieved ACK : %s\n",buffer);</text:p>
      <text:p text:style-name="P4"><text:tab/><text:tab/><text:tab/><text:tab/>m = atoi(atoi_buff);</text:p>
      <text:p text:style-name="P4"><text:tab/><text:tab/><text:tab/><text:tab/>ack_number_buffer[0] = buffer[4];</text:p>
      <text:p text:style-name="P4"><text:tab/><text:tab/><text:tab/><text:tab/>k--;</text:p>
      <text:p text:style-name="P4"><text:tab/><text:tab/><text:tab/>}else{</text:p>
      <text:p text:style-name="P4"><text:tab/><text:tab/><text:tab/><text:tab/>printf("[error] Expected ACK %d but have ack %s" , m , ack_number_buffer);</text:p>
      <text:p text:style-name="P4"><text:tab/><text:tab/><text:tab/>}</text:p>
      <text:p text:style-name="P4"><text:tab/><text:tab/>}</text:p>
      <text:p text:style-name="P4"><text:tab/>}</text:p>
      <text:p text:style-name="P4"><text:tab/>close(client);</text:p>
      <text:p text:style-name="P4">}</text:p>
      <text:p text:style-name="P4"/>
      <text:p text:style-name="P4">❯ ./server<text:tab/><text:tab/><text:tab/><text:tab/><text:tab/><text:tab/>❯ ./client</text:p>
      <text:p text:style-name="P4">[info] listening...<text:tab/><text:tab/><text:tab/><text:tab/><text:tab/>[send] frame 0</text:p>
      <text:p text:style-name="P4">[info] client is accepted<text:tab/><text:tab/><text:tab/><text:tab/>[recv] recieved ACK : ACK 1</text:p>
      <text:p text:style-name="P4">[info] Waiting for frame 0<text:tab/><text:tab/><text:tab/><text:tab/>[send] frame 1</text:p>
      <text:p text:style-name="P4">[recv] Frame 0<text:tab/><text:tab/><text:tab/><text:tab/><text:tab/>[error] Expected ACK <text:span text:style-name="T1">2</text:span> but have ack <text:span text:style-name="T1">1</text:span></text:p>
      <text:p text:style-name="P6">[info] Waiting for frame 1 <text:tab/><text:tab/><text:tab/>[send] frame 1</text:p>
      <text:p text:style-name="P6">[recv] Frame 1<text:tab/><text:tab/><text:tab/><text:tab/><text:tab/>[recv] recieved ACK : ACK <text:span text:style-name="T1">2</text:span></text:p>
      <text:p text:style-name="P6">[info] Waiting for frame 2<text:tab/><text:tab/><text:tab/><text:tab/>[send] frame <text:span text:style-name="T1">2</text:span></text:p>
      <text:p text:style-name="P4">[recv] Expected <text:span text:style-name="T1">2</text:span> but got <text:span text:style-name="T1">1</text:span> discarding</text:p>
      <text:p text:style-name="P6">[recv] Frame <text:span text:style-name="T1">2</text:span></text:p>
      <text:p text:style-name="P7">#include &lt;stdio.h&gt;</text:p>
      <text:p text:style-name="P8">#include &lt;stdlib.h&gt;</text:p>
      <text:p text:style-name="P8">#include &lt;unistd.h&gt;</text:p>
      <text:p text:style-name="P8">#include &lt;string.h&gt;</text:p>
      <text:p text:style-name="P8">#include &lt;netinet/in.h&gt;</text:p>
      <text:p text:style-name="P8">#include &lt;arpa/inet.h&gt;</text:p>
      <text:p text:style-name="P8">#include &lt;sys/socket.h&gt;</text:p>
      <text:p text:style-name="P8">#define WINDOW_SIZE 5</text:p>
      <text:p text:style-name="P8">#define BUFFER_SIZE 1024</text:p>
      <text:p text:style-name="P8">int main(){</text:p>
      <text:p text:style-name="P8"><text:tab/>int client , k=WINDOW_SIZE , m = 0;</text:p>
      <text:p text:style-name="P8"><text:tab/>char buffer[1024] , ack_number_buffer[2];</text:p>
      <text:p text:style-name="P8"><text:tab/>ack_number_buffer[0] = '0';</text:p>
      <text:p text:style-name="P8"><text:tab/>ack_number_buffer[1] = '\0';</text:p>
      <text:p text:style-name="P8"><text:tab/>int sim_err = 0;</text:p>
      <text:p text:style-name="P8"><text:tab/>struct sockaddr_in server_addr;</text:p>
      <text:p text:style-name="P8"><text:tab/>socklen_t addr_size = sizeof(server_addr);</text:p>
      <text:p text:style-name="P8"><text:tab/>client = socket(AF_INET , SOCK_STREAM , 0);</text:p>
      <text:p text:style-name="P8"><text:tab/>server_addr.sin_family = AF_INET;</text:p>
      <text:p text:style-name="P8"><text:tab/>server_addr.sin_port = htons(5600);</text:p>
      <text:p text:style-name="P8"><text:tab/>server_addr.sin_addr.s_addr = inet_addr("127.0.0.1");</text:p>
      <text:p text:style-name="P8"><text:tab/>memset(server_addr.sin_zero,'\0',sizeof(server_addr.sin_zero));</text:p>
      <text:p text:style-name="P8"><text:tab/>int conn_stat = connect(client , (struct sockaddr*)&amp;server_addr , addr_size);</text:p>
      <text:p text:style-name="P8"><text:tab/>if(conn_stat != -1)</text:p>
      <text:p text:style-name="P8"><text:tab/> <text:s text:c="2"/>printf("Connected to %d\n",conn_stat);</text:p>
      <text:p text:style-name="P8"><text:tab/>while(k != 0){</text:p>
      <text:p text:style-name="P8"><text:tab/><text:tab/>if(m&lt;=WINDOW_SIZE){</text:p>
      <text:p text:style-name="P8"><text:tab/><text:tab/><text:tab/>if(sim_err == 1 &amp;&amp; m == 2){</text:p>
      <text:p text:style-name="P8"><text:tab/><text:tab/><text:tab/><text:tab/>sim_err = 0;</text:p>
      <text:p text:style-name="P8"><text:tab/><text:tab/><text:tab/><text:tab/>m++;</text:p>
      <text:p text:style-name="P8"><text:tab/><text:tab/><text:tab/><text:tab/>continue;</text:p>
      <text:p text:style-name="P8"><text:tab/><text:tab/><text:tab/>}</text:p>
      <text:p text:style-name="P8"><text:tab/><text:tab/><text:tab/>if(atoi(ack_number_buffer) == m){</text:p>
      <text:p text:style-name="P8"><text:tab/><text:tab/><text:tab/><text:tab/>strcpy(buffer , "frame x");</text:p>
      <text:p text:style-name="P8"><text:tab/><text:tab/><text:tab/><text:tab/>buffer[6] = ((char)m + '0');</text:p>
      <text:p text:style-name="P8"/>
      <text:p text:style-name="P8"><text:tab/><text:tab/><text:tab/><text:tab/>int send_stat = -1;</text:p>
      <text:p text:style-name="P8"><text:tab/><text:tab/><text:tab/><text:tab/>send_stat = send(client,buffer,8,0);</text:p>
      <text:p text:style-name="P8"><text:tab/><text:tab/><text:tab/><text:tab/>if(send_stat == -1){</text:p>
      <text:p text:style-name="P8"><text:tab/><text:tab/><text:tab/><text:tab/><text:tab/>printf("[error] cannot send frame \n");</text:p>
      <text:p text:style-name="P8"><text:tab/><text:tab/><text:tab/><text:tab/><text:tab/>exit(-2);</text:p>
      <text:p text:style-name="P8"><text:tab/><text:tab/><text:tab/><text:tab/>}else{</text:p>
      <text:p text:style-name="P8"><text:tab/><text:tab/><text:tab/><text:tab/><text:tab/>printf("[send] %s\n",buffer);</text:p>
      <text:p text:style-name="P8"><text:tab/><text:tab/><text:tab/><text:tab/>}</text:p>
      <text:p text:style-name="P8"><text:tab/><text:tab/><text:tab/><text:tab/>int recv_stat = -1;</text:p>
      <text:p text:style-name="P8"><text:tab/><text:tab/><text:tab/><text:tab/>recv_stat = recv(client,buffer,7,0);</text:p>
      <text:p text:style-name="P8"><text:tab/><text:tab/><text:tab/><text:tab/>if(recv_stat == -1){</text:p>
      <text:p text:style-name="P8"><text:tab/><text:tab/><text:tab/><text:tab/><text:tab/>printf("[error] cannot recieve any frame \n");</text:p>
      <text:p text:style-name="P8"><text:tab/><text:tab/><text:tab/><text:tab/><text:tab/>m++;</text:p>
      <text:p text:style-name="P8"><text:tab/><text:tab/><text:tab/><text:tab/>}</text:p>
      <text:p text:style-name="P8"><text:tab/><text:tab/><text:tab/><text:tab/>if(strncmp(buffer,"NACK",4) == 0){</text:p>
      <text:p text:style-name="P8"><text:tab/><text:tab/><text:tab/><text:tab/><text:tab/>char atoi_buff[2];</text:p>
      <text:p text:style-name="P8"><text:tab/><text:tab/><text:tab/><text:tab/><text:tab/>atoi_buff[0] = buffer[5];</text:p>
      <text:p text:style-name="P8"><text:tab/><text:tab/><text:tab/><text:tab/><text:tab/>atoi_buff[1] = '\0';</text:p>
      <text:p text:style-name="P8"><text:tab/><text:tab/><text:tab/><text:tab/><text:tab/>printf("[recv] recieved NACK : %s\n",buffer);</text:p>
      <text:p text:style-name="P8"><text:tab/><text:tab/><text:tab/><text:tab/><text:tab/>m = atoi(atoi_buff);</text:p>
      <text:p text:style-name="P8"><text:tab/><text:tab/><text:tab/><text:tab/><text:tab/>ack_number_buffer[0] = buffer[5];</text:p>
      <text:p text:style-name="P8"><text:tab/><text:tab/><text:tab/><text:tab/>}else{</text:p>
      <text:p text:style-name="P8"><text:tab/><text:tab/><text:tab/><text:tab/><text:tab/>char atoi_buff[2];</text:p>
      <text:p text:style-name="P8"><text:tab/><text:tab/><text:tab/><text:tab/><text:tab/>atoi_buff[0] = buffer[4];</text:p>
      <text:p text:style-name="P8"><text:tab/><text:tab/><text:tab/><text:tab/><text:tab/>atoi_buff[1] = '\0';</text:p>
      <text:p text:style-name="P8"><text:tab/><text:tab/><text:tab/><text:tab/><text:tab/>printf("[recv] recieved ACK : %s\n",buffer);</text:p>
      <text:p text:style-name="P8"><text:tab/><text:tab/><text:tab/><text:tab/><text:tab/>m = atoi(atoi_buff);</text:p>
      <text:p text:style-name="P8"><text:tab/><text:tab/><text:tab/><text:tab/><text:tab/>ack_number_buffer[0] = buffer[4];</text:p>
      <text:p text:style-name="P8"><text:tab/><text:tab/><text:tab/><text:tab/>}</text:p>
      <text:p text:style-name="P8"><text:tab/><text:tab/><text:tab/><text:tab/>k--;</text:p>
      <text:p text:style-name="P8"><text:tab/><text:tab/><text:tab/>}else{</text:p>
      <text:p text:style-name="P8"><text:tab/><text:tab/><text:tab/><text:tab/>printf("[error] Expected ACK %d but have ack %s\n" , m , ack_number_buffer);</text:p>
      <text:p text:style-name="P8"><text:tab/><text:tab/><text:tab/><text:tab/>m = 0;</text:p>
      <text:p text:style-name="P8"><text:tab/><text:tab/><text:tab/><text:tab/>ack_number_buffer[0] = '0';</text:p>
      <text:p text:style-name="P8"><text:tab/><text:tab/><text:tab/><text:tab/>k = WINDOW_SIZE+1;</text:p>
      <text:p text:style-name="P8"><text:tab/><text:tab/><text:tab/>}</text:p>
      <text:p text:style-name="P8"><text:tab/><text:tab/>}</text:p>
      <text:p text:style-name="P8"><text:tab/>}</text:p>
      <text:p text:style-name="P8"><text:tab/>close(client);</text:p>
      <text:p text:style-name="P8">}</text:p>
      <text:p text:style-name="P8"><text:soft-page-break/>#include &lt;stdio.h&gt;</text:p>
      <text:p text:style-name="P8">#include &lt;stdlib.h&gt;</text:p>
      <text:p text:style-name="P8">#include &lt;unistd.h&gt;</text:p>
      <text:p text:style-name="P8">#include &lt;string.h&gt;</text:p>
      <text:p text:style-name="P8">#include &lt;arpa/inet.h&gt;</text:p>
      <text:p text:style-name="P8">#include &lt;netinet/in.h&gt;</text:p>
      <text:p text:style-name="P8">#include &lt;sys/socket.h&gt;</text:p>
      <text:p text:style-name="P8">#include &lt;sys/types.h&gt;</text:p>
      <text:p text:style-name="P8">#include &lt;sys/time.h&gt;</text:p>
      <text:p text:style-name="P8">#include &lt;sys/wait.h&gt;</text:p>
      <text:p text:style-name="P8">#define BUFFER_SIZE 2048</text:p>
      <text:p text:style-name="P8">#define ERR_LISTEN -1</text:p>
      <text:p text:style-name="P8">#define ERR_RECV -2</text:p>
      <text:p text:style-name="P8">#define ERR_CONN -3</text:p>
      <text:p text:style-name="P8">int main(){</text:p>
      <text:p text:style-name="P8"><text:tab/>int server,client;</text:p>
      <text:p text:style-name="P8"><text:tab/>char recv_buffer[BUFFER_SIZE];</text:p>
      <text:p text:style-name="P8"><text:tab/>struct sockaddr_in server_addr,client_addr;</text:p>
      <text:p text:style-name="P8"><text:tab/>socklen_t addr_size = sizeof(server_addr);</text:p>
      <text:p text:style-name="P8"><text:tab/>server = socket(AF_INET,SOCK_STREAM,0);</text:p>
      <text:p text:style-name="P8"><text:tab/>server_addr.sin_family = AF_INET;</text:p>
      <text:p text:style-name="P8"><text:tab/>server_addr.sin_port = htons(5600);</text:p>
      <text:p text:style-name="P8"><text:tab/>server_addr.sin_addr.s_addr=inet_addr("127.0.0.1");</text:p>
      <text:p text:style-name="P8"><text:tab/>memset(server_addr.sin_zero,'\0',sizeof(server_addr.sin_zero));</text:p>
      <text:p text:style-name="P8"><text:tab/>bind(server , (struct sockaddr*)&amp;server_addr ,sizeof(server_addr));</text:p>
      <text:p text:style-name="P8"><text:tab/>if((listen(server,5) == 0))</text:p>
      <text:p text:style-name="P8"><text:tab/><text:tab/>printf("[info] listening... \n");</text:p>
      <text:p text:style-name="P8"><text:tab/>client = accept(server , (struct sockaddr*)&amp;client , &amp;addr_size);</text:p>
      <text:p text:style-name="P8"><text:tab/>if(client != -1)</text:p>
      <text:p text:style-name="P8"><text:tab/> <text:s text:c="2"/>printf("[info] client [%d] is accepted\n",client);</text:p>
      <text:p text:style-name="P8"><text:tab/>int buffer[] = {0,1,2,3,4,5};</text:p>
      <text:p text:style-name="P8"><text:tab/>const int window_size = 6;</text:p>
      <text:p text:style-name="P8"><text:tab/>int recv_buffer_0[window_size];</text:p>
      <text:p text:style-name="P8"><text:tab/>int cursor = 0;</text:p>
      <text:p text:style-name="P8"><text:tab/>int back = 0;</text:p>
      <text:p text:style-name="P8"><text:tab/>int isBufferMessedUp = 0;</text:p>
      <text:p text:style-name="P8"><text:tab/>int NACK_req = -1;</text:p>
      <text:p text:style-name="P8"><text:tab/>int expected_packet = 0;</text:p>
      <text:p text:style-name="P8"><text:tab/>int waiting_bfr[window_size];</text:p>
      <text:p text:style-name="P8"><text:tab/>while(expected_packet &lt; window_size){</text:p>
      <text:p text:style-name="P8"><text:tab/><text:tab/>printf("[info] waiting for frame %d\n",expected_packet);</text:p>
      <text:p text:style-name="P8"><text:tab/><text:tab/>int recv_stat = -1;</text:p>
      <text:p text:style-name="P8"><text:tab/><text:tab/>recv_stat = recv(client,recv_buffer,BUFFER_SIZE,0);</text:p>
      <text:p text:style-name="P8"><text:tab/><text:tab/>if(recv_stat == -1){</text:p>
      <text:p text:style-name="P8"><text:tab/><text:tab/><text:tab/>printf("[error] cannot recieve packet\n");</text:p>
      <text:p text:style-name="P8"><text:tab/><text:tab/><text:tab/>exit(ERR_RECV);</text:p>
      <text:p text:style-name="P8"><text:tab/><text:tab/>}</text:p>
      <text:p text:style-name="P8"><text:tab/><text:tab/>if(strncmp(recv_buffer,"frame",5) == 0){</text:p>
      <text:p text:style-name="P8"><text:tab/><text:tab/><text:tab/>char atoi_buff[2];</text:p>
      <text:p text:style-name="P8"><text:tab/><text:tab/><text:tab/>atoi_buff[0] = recv_buffer[6];</text:p>
      <text:p text:style-name="P8"><text:tab/><text:tab/><text:tab/>atoi_buff[1] = '\0';</text:p>
      <text:p text:style-name="P8"><text:tab/><text:tab/><text:tab/>if(expected_packet == atoi(atoi_buff)){</text:p>
      <text:p text:style-name="P8"><text:tab/><text:tab/><text:tab/><text:tab/>expected_packet++;</text:p>
      <text:p text:style-name="P8"><text:tab/><text:tab/><text:tab/><text:tab/>printf("[info] Recieved Packet %s\n",atoi_buff);</text:p>
      <text:p text:style-name="P8"><text:tab/><text:tab/><text:tab/>}else{</text:p>
      <text:p text:style-name="P8"><text:tab/><text:tab/><text:tab/><text:tab/>printf("[info] Got Frame %s instead of %d\n",atoi_buff,expected_packet);</text:p>
      <text:p text:style-name="P8"><text:tab/><text:tab/><text:tab/><text:tab/>waiting_bfr[back] = atoi(atoi_buff);</text:p>
      <text:p text:style-name="P8"><text:tab/><text:tab/><text:tab/><text:tab/>NACK_req =expected_packet;</text:p>
      <text:p text:style-name="P8"><text:tab/><text:tab/><text:tab/>}</text:p>
      <text:p text:style-name="P8"><text:tab/><text:tab/><text:tab/>if(NACK_req != -1){</text:p>
      <text:p text:style-name="P8"><text:tab/><text:tab/><text:tab/><text:tab/>char buff[7];</text:p>
      <text:p text:style-name="P8"><text:tab/><text:tab/><text:tab/><text:tab/>strcpy(buff,"NACK X");</text:p>
      <text:p text:style-name="P8"><text:tab/><text:tab/><text:tab/><text:tab/>buff[5] = recv_buffer[6];</text:p>
      <text:p text:style-name="P8"><text:tab/><text:tab/><text:tab/><text:tab/>send(client,buff,7,0);</text:p>
      <text:p text:style-name="P8"><text:tab/><text:tab/><text:tab/><text:tab/>printf("[info] send %s\n",buff);</text:p>
      <text:p text:style-name="P8"><text:tab/><text:tab/><text:tab/><text:tab/>NACK_req = -1;</text:p>
      <text:p text:style-name="P8"><text:tab/><text:tab/><text:tab/>}else{</text:p>
      <text:p text:style-name="P8"><text:tab/><text:tab/><text:tab/><text:tab/>char buff[] = "ACK X";</text:p>
      <text:p text:style-name="P8"><text:tab/><text:tab/><text:tab/><text:tab/>buff[4] = recv_buffer[6] + 1;</text:p>
      <text:p text:style-name="P8"><text:tab/><text:tab/><text:tab/><text:tab/>send(client,buff,7,0);</text:p>
      <text:p text:style-name="P8"><text:tab/><text:tab/><text:tab/><text:tab/>printf("[info] send %s\n",buff);</text:p>
      <text:p text:style-name="P8"><text:tab/><text:tab/><text:tab/>}</text:p>
      <text:p text:style-name="P8"><text:tab/><text:tab/>}</text:p>
      <text:p text:style-name="P8"><text:tab/>}</text:p>
      <text:p text:style-name="P8"/>
      <text:p text:style-name="P8">}</text:p>
      <text:p text:style-name="P9">❯ ./server<text:tab/><text:tab/><text:tab/><text:tab/><text:tab/><text:tab/>❯ ./client</text:p>
      <text:p text:style-name="P10">[info] listening... <text:tab/><text:tab/><text:tab/><text:tab/><text:tab/>Connected to 0</text:p>
      <text:p text:style-name="P10">[info] client [4] is accepted<text:tab/><text:tab/><text:tab/><text:tab/>[send] frame 0</text:p>
      <text:p text:style-name="P10">[info] waiting for frame 0<text:tab/><text:tab/><text:tab/><text:tab/>[recv] recieved ACK : ACK 1</text:p>
      <text:p text:style-name="P11">[info] Recieved Packet 0<text:tab/><text:tab/><text:tab/><text:tab/>[send] frame <text:span text:style-name="T2">1</text:span></text:p>
      <text:p text:style-name="P11">[info] send ACK 1<text:tab/><text:tab/><text:tab/><text:tab/><text:tab/>[recv] recieved ACK : ACK <text:span text:style-name="T2">2</text:span></text:p>
      <text:p text:style-name="P11">[info] waiting for frame 1<text:tab/><text:tab/><text:tab/><text:tab/>[send] frame <text:span text:style-name="T2">2</text:span></text:p>
      <text:p text:style-name="P11">[info] Recieved Packet 1<text:tab/><text:tab/><text:tab/><text:tab/>[recv] recieved ACK : ACK <text:span text:style-name="T2">3</text:span></text:p>
      <text:p text:style-name="P11">[info] send ACK 2<text:tab/><text:tab/><text:tab/><text:tab/><text:tab/>[send] frame <text:span text:style-name="T2">3</text:span></text:p>
      <text:p text:style-name="P11">[info] waiting for frame 2<text:tab/><text:tab/><text:tab/><text:tab/>[recv] recieved ACK : ACK <text:span text:style-name="T2">4</text:span></text:p>
      <text:p text:style-name="P11">[info] Recieved Packet 2<text:tab/><text:tab/><text:tab/><text:tab/>[send] frame <text:span text:style-name="T2">4</text:span></text:p>
      <text:p text:style-name="P11">[info] send ACK 3<text:tab/><text:tab/><text:tab/><text:tab/><text:tab/>[recv] recieved ACK : ACK <text:span text:style-name="T2">5</text:span></text:p>
      <text:p text:style-name="P10">[info] waiting for frame 3</text:p>
      <text:p text:style-name="P10">[info] Recieved Packet 3</text:p>
      <text:p text:style-name="P10">[info] send ACK 4</text:p>
      <text:p text:style-name="P10">[info] waiting for frame 4</text:p>
      <text:p text:style-name="P10">[info] Recieved Packet 4</text:p>
      <text:p text:style-name="P10">[info] send ACK 5</text:p>
      <text:p text:style-name="P10">[info] waiting for frame 5</text:p>
      <text:p text:style-name="P10">[info] Got Frame 4 instead of 5</text:p>
      <text:p text:style-name="P10">[info] send NACK 4</text:p>
      <text:p text:style-name="P10">[info] waiting for frame 5</text:p>
      <text:p text:style-name="P10">[info] Got Frame 4 instead of 5</text:p>
      <text:p text:style-name="P9">#include &lt;stdio.h&gt;</text:p>
      <text:p text:style-name="P10">#include &lt;stdlib.h&gt;</text:p>
      <text:p text:style-name="P10">#include &lt;unistd.h&gt;</text:p>
      <text:p text:style-name="P10">#include &lt;string.h&gt;</text:p>
      <text:p text:style-name="P10">#include &lt;netinet/in.h&gt;</text:p>
      <text:p text:style-name="P10">#include &lt;arpa/inet.h&gt;</text:p>
      <text:p text:style-name="P10">#include &lt;sys/socket.h&gt;</text:p>
      <text:p text:style-name="P10">#define WINDOW_SIZE 5</text:p>
      <text:p text:style-name="P10">#define BUFFER_SIZE 1024</text:p>
      <text:p text:style-name="P10">int main(){</text:p>
      <text:p text:style-name="P10"><text:tab/>int client , k=WINDOW_SIZE , m = 0;</text:p>
      <text:p text:style-name="P10"><text:tab/>char buffer[1024] , ack_number_buffer[2];</text:p>
      <text:p text:style-name="P10"><text:tab/>ack_number_buffer[0] = '0';</text:p>
      <text:p text:style-name="P10"><text:tab/>ack_number_buffer[1] = '\0';</text:p>
      <text:p text:style-name="P10"><text:tab/>int sim_err = 1;</text:p>
      <text:p text:style-name="P10"><text:tab/>struct sockaddr_in server_addr;</text:p>
      <text:p text:style-name="P10"><text:tab/>socklen_t addr_size = sizeof(server_addr);</text:p>
      <text:p text:style-name="P10"><text:tab/>client = socket(AF_INET , SOCK_STREAM , 0);</text:p>
      <text:p text:style-name="P10"><text:tab/>server_addr.sin_family = AF_INET;</text:p>
      <text:p text:style-name="P10"><text:tab/>server_addr.sin_port = htons(5600);</text:p>
      <text:p text:style-name="P10"><text:tab/>server_addr.sin_addr.s_addr = inet_addr("127.0.0.1");</text:p>
      <text:p text:style-name="P10"><text:tab/>memset(server_addr.sin_zero,'\0',sizeof(server_addr.sin_zero));</text:p>
      <text:p text:style-name="P10"><text:tab/>int conn_stat = connect(client , (struct sockaddr*)&amp;server_addr , addr_size);</text:p>
      <text:p text:style-name="P10"><text:tab/>while(k != 0){</text:p>
      <text:p text:style-name="P10"><text:tab/><text:tab/>if(m&lt;=WINDOW_SIZE){</text:p>
      <text:p text:style-name="P10"><text:tab/><text:tab/><text:tab/>if(sim_err == 1 &amp;&amp; m == 2){</text:p>
      <text:p text:style-name="P10"><text:tab/><text:tab/><text:tab/><text:tab/>sim_err = 0;</text:p>
      <text:p text:style-name="P10"><text:tab/><text:tab/><text:tab/><text:tab/>m++;</text:p>
      <text:p text:style-name="P10"><text:tab/><text:tab/><text:tab/><text:tab/>continue;</text:p>
      <text:p text:style-name="P10"><text:tab/><text:tab/><text:tab/>}</text:p>
      <text:p text:style-name="P10"><text:tab/><text:tab/><text:tab/>if(atoi(ack_number_buffer) == m){</text:p>
      <text:p text:style-name="P10"><text:tab/><text:tab/><text:tab/><text:tab/>strcpy(buffer , "frame x");</text:p>
      <text:p text:style-name="P10"><text:tab/><text:tab/><text:tab/><text:tab/>buffer[6] = ((char)m + '0');</text:p>
      <text:p text:style-name="P10"/>
      <text:p text:style-name="P10"><text:tab/><text:tab/><text:tab/><text:tab/>int send_stat = -1;</text:p>
      <text:p text:style-name="P10"><text:tab/><text:tab/><text:tab/><text:tab/>send_stat = send(client,buffer,8,0);</text:p>
      <text:p text:style-name="P10"><text:tab/><text:tab/><text:tab/><text:tab/>if(send_stat == -1){</text:p>
      <text:p text:style-name="P10"><text:tab/><text:tab/><text:tab/><text:tab/><text:tab/>printf("[error] cannot send frame \n");</text:p>
      <text:p text:style-name="P10"><text:tab/><text:tab/><text:tab/><text:tab/><text:tab/>exit(-2);</text:p>
      <text:p text:style-name="P10"><text:tab/><text:tab/><text:tab/><text:tab/>}else{</text:p>
      <text:p text:style-name="P10"><text:tab/><text:tab/><text:tab/><text:tab/><text:tab/>printf("[send] %s\n",buffer);</text:p>
      <text:p text:style-name="P10"><text:tab/><text:tab/><text:tab/><text:tab/>}</text:p>
      <text:p text:style-name="P10"><text:tab/><text:tab/><text:tab/><text:tab/>int recv_stat = -1;</text:p>
      <text:p text:style-name="P10"><text:tab/><text:tab/><text:tab/><text:tab/>recv_stat = recv(client,buffer,BUFFER_SIZE,0);</text:p>
      <text:p text:style-name="P10"><text:tab/><text:tab/><text:tab/><text:tab/>if(recv_stat == -1){</text:p>
      <text:p text:style-name="P10"><text:tab/><text:tab/><text:tab/><text:tab/><text:tab/>printf("[error] cannot recieve any frame \n");</text:p>
      <text:p text:style-name="P10"><text:tab/><text:tab/><text:tab/><text:tab/><text:tab/>exit(-3);</text:p>
      <text:p text:style-name="P10"><text:tab/><text:tab/><text:tab/><text:tab/>}</text:p>
      <text:p text:style-name="P10"><text:tab/><text:tab/><text:tab/><text:tab/>char atoi_buff[2];</text:p>
      <text:p text:style-name="P10"><text:tab/><text:tab/><text:tab/><text:tab/>atoi_buff[0] = buffer[4];</text:p>
      <text:p text:style-name="P10"><text:tab/><text:tab/><text:tab/><text:tab/>atoi_buff[1] = '\0';</text:p>
      <text:p text:style-name="P10"><text:tab/><text:tab/><text:tab/><text:tab/>printf("[recv] recieved ACK : %s\n",buffer);</text:p>
      <text:p text:style-name="P10"><text:tab/><text:tab/><text:tab/><text:tab/>m = atoi(atoi_buff);</text:p>
      <text:p text:style-name="P10"><text:tab/><text:tab/><text:tab/><text:tab/>ack_number_buffer[0] = buffer[4];</text:p>
      <text:p text:style-name="P10"><text:tab/><text:tab/><text:tab/><text:tab/>k--;</text:p>
      <text:p text:style-name="P10"><text:tab/><text:tab/><text:tab/>}else{</text:p>
      <text:p text:style-name="P10"><text:tab/><text:tab/><text:tab/><text:tab/>printf("[error] Expected ACK %d but have ack %s\n" , m , <text:tab/><text:tab/><text:tab/><text:tab/><text:tab/><text:tab/><text:tab/><text:tab/>ack_number_buffer);</text:p>
      <text:p text:style-name="P10"><text:tab/><text:tab/><text:tab/><text:tab/>m = 0;</text:p>
      <text:p text:style-name="P10"><text:tab/><text:tab/><text:tab/><text:tab/>ack_number_buffer[0] = '0';</text:p>
      <text:p text:style-name="P10"><text:tab/><text:tab/><text:tab/><text:tab/>k = WINDOW_SIZE+1;</text:p>
      <text:p text:style-name="P10"><text:tab/><text:tab/><text:tab/>}</text:p>
      <text:p text:style-name="P10"><text:tab/><text:tab/>}</text:p>
      <text:p text:style-name="P10"><text:tab/>}</text:p>
      <text:p text:style-name="P10"><text:tab/>close(client);</text:p>
      <text:p text:style-name="P10">}</text:p>
      <text:p text:style-name="P9">#include &lt;stdio.h&gt;</text:p>
      <text:p text:style-name="P10">#include &lt;stdlib.h&gt;</text:p>
      <text:p text:style-name="P10">#include &lt;unistd.h&gt;</text:p>
      <text:p text:style-name="P10">#include &lt;string.h&gt;</text:p>
      <text:p text:style-name="P10">#include &lt;netinet/in.h&gt;</text:p>
      <text:p text:style-name="P10">#include &lt;arpa/inet.h&gt;</text:p>
      <text:p text:style-name="P10">#include &lt;sys/socket.h&gt;</text:p>
      <text:p text:style-name="P10">#define WINDOW_SIZE 5</text:p>
      <text:p text:style-name="P10">#define BUFFER_SIZE 1024</text:p>
      <text:p text:style-name="P10">int main(){</text:p>
      <text:p text:style-name="P10"><text:tab/>int server , client , k=WINDOW_SIZE, m=0 , p;</text:p>
      <text:p text:style-name="P10"><text:tab/>char buffer[BUFFER_SIZE];</text:p>
      <text:p text:style-name="P10"><text:tab/>int sim_err = 1;</text:p>
      <text:p text:style-name="P10"><text:tab/>struct sockaddr_in server_addr,store;</text:p>
      <text:p text:style-name="P10"><text:tab/>socklen_t addr_size = sizeof(server_addr);</text:p>
      <text:p text:style-name="P10"><text:tab/>server = socket(AF_INET,SOCK_STREAM,0);</text:p>
      <text:p text:style-name="P10"><text:tab/>server_addr.sin_family = AF_INET;</text:p>
      <text:p text:style-name="P10"><text:tab/>server_addr.sin_port = htons(5600);</text:p>
      <text:p text:style-name="P10"><text:tab/>server_addr.sin_addr.s_addr=inet_addr("127.0.0.1");</text:p>
      <text:p text:style-name="P10"><text:tab/>memset(server_addr.sin_zero,'\0',sizeof(server_addr.sin_zero));</text:p>
      <text:p text:style-name="P10"><text:tab/>bind(server , (struct sockaddr*)&amp;server_addr ,sizeof(server_addr));</text:p>
      <text:p text:style-name="P10"><text:tab/>if((listen(server,5) == 0)){</text:p>
      <text:p text:style-name="P10"><text:tab/><text:tab/>printf("[info] listening...\n");</text:p>
      <text:p text:style-name="P10"><text:tab/>}</text:p>
      <text:p text:style-name="P10"><text:tab/>client = accept(server , (struct sockaddr*)&amp;store , &amp;addr_size);</text:p>
      <text:p text:style-name="P10"><text:tab/>while(k != 0){</text:p>
      <text:p text:style-name="P10"><text:tab/><text:tab/>printf("[info] Waiting for frame %d\n",m);</text:p>
      <text:p text:style-name="P10"><text:tab/><text:tab/>int recv_stat = -1;</text:p>
      <text:p text:style-name="P10"><text:tab/><text:tab/>recv_stat = recv(client , buffer , BUFFER_SIZE , 0 );</text:p>
      <text:p text:style-name="P10"><text:tab/><text:tab/>if(strncmp(buffer,"frame" , 5) == 0){<text:tab/></text:p>
      <text:p text:style-name="P10"><text:tab/><text:tab/><text:tab/>char atoi_buff[2];</text:p>
      <text:p text:style-name="P10"><text:tab/><text:tab/><text:tab/>atoi_buff[0] = buffer[6];</text:p>
      <text:p text:style-name="P10"><text:tab/><text:tab/><text:tab/>atoi_buff[1] = '\0';</text:p>
      <text:p text:style-name="P10"><text:tab/><text:tab/><text:tab/>if( atoi(atoi_buff) == m ){</text:p>
      <text:p text:style-name="P10"><text:tab/><text:tab/><text:tab/><text:tab/>printf("[recv] Frame %c\n",buffer[6]);</text:p>
      <text:p text:style-name="P10"><text:tab/><text:tab/><text:tab/><text:tab/>strcpy(buffer, "ACK x");</text:p>
      <text:p text:style-name="P10"><text:tab/><text:tab/><text:tab/><text:tab/>buffer[4] = ((char)m+1 + '0');</text:p>
      <text:p text:style-name="P10"><text:tab/><text:tab/><text:tab/><text:tab/>sleep(1);</text:p>
      <text:p text:style-name="P10"><text:tab/><text:tab/><text:tab/><text:tab/>int sent_stat = -1;</text:p>
      <text:p text:style-name="P10"><text:tab/><text:tab/><text:tab/><text:tab/>sent_stat = send(client,buffer,6,0);</text:p>
      <text:p text:style-name="P10"><text:tab/><text:tab/><text:tab/><text:tab/>m++;</text:p>
      <text:p text:style-name="P10"><text:tab/><text:tab/><text:tab/><text:tab/>k--;</text:p>
      <text:p text:style-name="P10"><text:tab/><text:tab/><text:tab/>}else{</text:p>
      <text:p text:style-name="P10"><text:tab/><text:tab/><text:tab/><text:tab/>printf("[recv] Expected %d but got %s discarding ...\n",m,buffer);</text:p>
      <text:p text:style-name="P10"><text:tab/><text:tab/><text:tab/><text:tab/>strcpy(buffer, "ACK 0");</text:p>
      <text:p text:style-name="P10"><text:tab/><text:tab/><text:tab/><text:tab/>sleep(1);</text:p>
      <text:p text:style-name="P10"><text:tab/><text:tab/><text:tab/><text:tab/>int sent_stat = -1;</text:p>
      <text:p text:style-name="P10"><text:tab/><text:tab/><text:tab/><text:tab/>sent_stat = send(client,buffer,6,0);</text:p>
      <text:p text:style-name="P10"><text:tab/><text:tab/><text:tab/><text:tab/>k = WINDOW_SIZE;</text:p>
      <text:p text:style-name="P10"><text:tab/><text:tab/><text:tab/><text:tab/>m = 0;</text:p>
      <text:p text:style-name="P10"><text:tab/><text:tab/><text:tab/>}</text:p>
      <text:p text:style-name="P10"><text:tab/><text:tab/>}else{</text:p>
      <text:p text:style-name="P10"><text:tab/><text:tab/><text:tab/>printf("[recv] Not a frame \n");</text:p>
      <text:p text:style-name="P10"><text:tab/><text:tab/>}</text:p>
      <text:p text:style-name="P10"><text:tab/>}</text:p>
      <text:p text:style-name="P10">}</text:p>
      <text:p text:style-name="P9">❯ ./server<text:tab/><text:tab/><text:tab/><text:tab/><text:tab/><text:tab/><text:tab/>❯ ./client</text:p>
      <text:p text:style-name="P10">[info] listening...<text:tab/><text:tab/><text:tab/><text:tab/><text:tab/><text:tab/>[send] frame 0</text:p>
      <text:p text:style-name="P10">[info] client is accepted<text:tab/><text:tab/><text:tab/><text:tab/><text:tab/>[recv] recieved ACK : ACK 1</text:p>
      <text:p text:style-name="P10">[info] Waiting for frame 0<text:tab/><text:tab/><text:tab/><text:tab/><text:tab/>[send] frame 1</text:p>
      <text:p text:style-name="P10">[recv] Frame 0<text:tab/><text:tab/><text:tab/><text:tab/><text:tab/><text:tab/><text:tab/>[recv] recieved ACK : ACK 2</text:p>
      <text:p text:style-name="P10">[info] Waiting for frame 1<text:tab/><text:tab/><text:tab/><text:tab/><text:tab/>[error] Expected ACK 3 but have ack 2</text:p>
      <text:p text:style-name="P10">[recv] Frame 1<text:tab/><text:tab/><text:tab/><text:tab/><text:tab/><text:tab/><text:tab/>[send] frame 0</text:p>
      <text:p text:style-name="P10">[info] Waiting for frame 2<text:tab/><text:tab/><text:tab/><text:tab/><text:tab/>[recv] recieved ACK : ACK 0</text:p>
      <text:p text:style-name="P10">[recv] Expected 2 but got frame 0 discarding ...<text:tab/><text:tab/>[send] frame 0</text:p>
      <text:p text:style-name="P10">[info] Waiting for frame 0<text:tab/><text:tab/><text:tab/><text:tab/><text:tab/>[recv] recieved ACK : ACK 1</text:p>
      <text:p text:style-name="P10">[recv] Frame 0<text:tab/><text:tab/><text:tab/><text:tab/><text:tab/><text:tab/><text:tab/>[send] frame 1</text:p>
      <text:p text:style-name="P10">[info] Waiting for frame 1<text:tab/><text:tab/><text:tab/><text:tab/><text:tab/>[recv] recieved ACK : ACK 2</text:p>
      <text:p text:style-name="P10">[recv] Frame 1<text:tab/><text:tab/><text:tab/><text:tab/><text:tab/><text:tab/><text:tab/>[send] frame 2</text:p>
      <text:p text:style-name="P10">[info] Waiting for frame 2<text:tab/><text:tab/><text:tab/><text:tab/><text:tab/>[recv] recieved ACK : ACK 3</text:p>
      <text:p text:style-name="P10">[recv] Frame 2<text:tab/><text:tab/><text:tab/><text:tab/><text:tab/><text:tab/><text:tab/>[send] frame 3</text:p>
      <text:p text:style-name="P10">[info] Waiting for frame 3<text:tab/><text:tab/><text:tab/><text:tab/><text:tab/>[recv] recieved ACK : ACK 4</text:p>
      <text:p text:style-name="P10">[recv] Frame 3<text:tab/><text:tab/><text:tab/><text:tab/><text:tab/><text:tab/><text:tab/>[send] frame 4</text:p>
      <text:p text:style-name="P10">[info] Waiting for frame 4<text:tab/><text:tab/><text:tab/><text:tab/><text:tab/>[recv] recieved ACK : ACK 5</text:p>
      <text:p text:style-name="P10">[recv] Frame 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8:21:19.725719576</meta:creation-date>
    <dc:date>2025-03-12T09:42:47.269940286</dc:date>
    <meta:editing-duration>PT27M36S</meta:editing-duration>
    <meta:editing-cycles>4</meta:editing-cycles>
    <meta:generator>LibreOffice/24.2.7.2$Linux_X86_64 LibreOffice_project/420$Build-2</meta:generator>
    <meta:print-date>2025-03-12T09:42:43.897232590</meta:print-date>
    <meta:document-statistic meta:table-count="0" meta:image-count="0" meta:object-count="0" meta:page-count="12" meta:paragraph-count="571" meta:word-count="1875" meta:character-count="16534" meta:non-whitespace-character-count="14065"/>
  </office:meta>
</office:document-meta>
</file>